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300000056BDF82A0EB03E6C96.png" manifest:media-type="image/png"/>
  <manifest:file-entry manifest:full-path="Pictures/100002010000017000000059EA49796E663082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10.684cm" svg:y="1.032cm" svg:width="6.006cm" svg:height="2.275cm" draw:z-index="0"><draw:image xlink:href="Pictures/10000201000000E300000056BDF82A0EB03E6C96.png" xlink:type="simple" xlink:show="embed" xlink:actuate="onLoad" loext:mime-type="image/png"/></draw:frame><draw:frame draw:style-name="fr1" draw:name="Bild2" text:anchor-type="paragraph" svg:x="0.483cm" svg:y="1.005cm" svg:width="9.738cm" svg:height="2.355cm" draw:z-index="1"><draw:image xlink:href="Pictures/100002010000017000000059EA49796E663082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4:30:04</meta:creation-date>
    <dc:date>2020-11-22T14:30:53.239000000</dc:date>
    <meta:editing-duration>PT4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Neat_Office/6.2.8.2$Windows_x86 LibreOffice_project/</meta:generator>
  </office:meta>
</office:document-meta>
</file>